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ranching idea:</text:p>
      <text:p text:style-name="Standard"/>
      <text:p text:style-name="Standard">It would be great to have an ability of branching from current account state and amount to compare possible future money investment. For instance, to save money or to open a deposit account, etc.</text:p>
      <text:p text:style-name="Standard"/>
      <text:p text:style-name="Standard">Therefore, the Subversion idea of branching matches needed criteria. For instance, there is a main account in its current state (trunk). Then user creates branch of the trunk and see what happends. To compare results, it would be great to place transaction results on one page in comparement t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12-05T02:13:02</meta:creation-date>
    <dc:creator>Max Korenkov</dc:creator>
    <dc:date>2007-12-05T02:17:48</dc:date>
    <dc:language>en-US</dc:language>
    <meta:editing-cycles>2</meta:editing-cycles>
    <meta:editing-duration>PT4M45S</meta:editing-duration>
    <meta:user-defined meta:name="Info 1"/>
    <meta:user-defined meta:name="Info 2"/>
    <meta:user-defined meta:name="Info 3"/>
    <meta:user-defined meta:name="Info 4"/>
    <meta:document-statistic meta:table-count="0" meta:image-count="0" meta:object-count="0" meta:page-count="1" meta:paragraph-count="3" meta:word-count="85" meta:character-count="508"/>
  </office:meta>
</office:document-meta>
</file>